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1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="none"/>
      <style:text-properties style:text-underline-style="none"/>
    </style:style>
    <style:style style:name="ce32" style:family="table-cell" style:parent-style-name="Default">
      <style:table-cell-properties fo:border-bottom="0.99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37" style:family="table-cell" style:parent-style-name="Default">
      <style:table-cell-properties fo:border-bottom="0.99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02.54mm" svg:y="348.38mm">
            <draw:object draw:notify-on-update-of-ranges="Hoja1.T80:Hoja1.T81 Hoja1.U80:Hoja1.U80 Hoja1.U81:Hoja1.U82 Hoja1.V79:Hoja1.V79 Hoja1.V80:Hoja1.V81 Hoja1.W79:Hoja1.W79 Hoja1.W80:Hoja1.W81 Hoja1.X79:Hoja1.X79 Hoja1.X80:Hoja1.X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4" table:default-cell-style-name="Default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Newthyroid</text:p>
          </table:table-cell>
          <table:table-cell table:style-name="ce11" table:number-columns-repeated="2"/>
          <table:table-cell table:style-name="ce12"/>
          <table:table-cell table:number-columns-repeated="2"/>
          <table:table-cell table:style-name="ce20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CS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8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32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37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291764" calcext:value-type="float">
            <text:p>0,291764</text:p>
          </table:table-cell>
          <table:table-cell office:value-type="float" office:value="446" calcext:value-type="float">
            <text:p>446</text:p>
          </table:table-cell>
          <table:table-cell table:style-name="ce6" office:value-type="float" office:value="0.432209" calcext:value-type="float">
            <text:p>0,432209</text:p>
          </table:table-cell>
          <table:table-cell table:style-name="ce1" office:value-type="float" office:value="1138676195" calcext:value-type="float">
            <text:p>1138676195</text:p>
          </table:table-cell>
          <table:table-cell office:value-type="float" office:value="7.62776" calcext:value-type="float">
            <text:p>7,62776</text:p>
          </table:table-cell>
          <table:table-cell office:value-type="float" office:value="1834" calcext:value-type="float">
            <text:p>1834</text:p>
          </table:table-cell>
          <table:table-cell office:value-type="float" office:value="10.0807" calcext:value-type="float">
            <text:p>10,0807</text:p>
          </table:table-cell>
          <table:table-cell table:style-name="ce1" office:value-type="float" office:value="5318144798" calcext:value-type="float">
            <text:p>5318144798</text:p>
          </table:table-cell>
          <table:table-cell table:style-name="ce24" office:value-type="float" office:value="0.392874" calcext:value-type="float">
            <text:p>0,392874</text:p>
          </table:table-cell>
          <table:table-cell office:value-type="float" office:value="452" calcext:value-type="float">
            <text:p>452</text:p>
          </table:table-cell>
          <table:table-cell office:value-type="float" office:value="0.554473" calcext:value-type="float">
            <text:p>0,554473</text:p>
          </table:table-cell>
          <table:table-cell table:style-name="ce1" office:value-type="float" office:value="1142582210.8" calcext:value-type="float">
            <text:p>1142582210,8</text:p>
          </table:table-cell>
          <table:table-cell table:style-name="ce24" office:value-type="float" office:value="2.01158" calcext:value-type="float">
            <text:p>2,01158</text:p>
          </table:table-cell>
          <table:table-cell office:value-type="float" office:value="1118" calcext:value-type="float">
            <text:p>1118</text:p>
          </table:table-cell>
          <table:table-cell office:value-type="float" office:value="4.04596" calcext:value-type="float">
            <text:p>4,04596</text:p>
          </table:table-cell>
          <table:table-cell table:style-name="ce1" office:value-type="float" office:value="1972103237" calcext:value-type="float">
            <text:p>1972103237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95091" calcext:value-type="float">
            <text:p>0,295091</text:p>
          </table:table-cell>
          <table:table-cell office:value-type="float" office:value="443" calcext:value-type="float">
            <text:p>443</text:p>
          </table:table-cell>
          <table:table-cell table:style-name="ce6" office:value-type="float" office:value="0.43459" calcext:value-type="float">
            <text:p>0,43459</text:p>
          </table:table-cell>
          <table:table-cell table:style-name="ce1" office:value-type="float" office:value="1164883305.4" calcext:value-type="float">
            <text:p>1164883305,4</text:p>
          </table:table-cell>
          <table:table-cell office:value-type="float" office:value="7.51808" calcext:value-type="float">
            <text:p>7,51808</text:p>
          </table:table-cell>
          <table:table-cell office:value-type="float" office:value="1809" calcext:value-type="float">
            <text:p>1809</text:p>
          </table:table-cell>
          <table:table-cell office:value-type="float" office:value="9.93759" calcext:value-type="float">
            <text:p>9,93759</text:p>
          </table:table-cell>
          <table:table-cell table:style-name="ce1" office:value-type="float" office:value="5654517625.4" calcext:value-type="float">
            <text:p>5654517625,4</text:p>
          </table:table-cell>
          <table:table-cell table:style-name="ce24" office:value-type="float" office:value="0.397966" calcext:value-type="float">
            <text:p>0,397966</text:p>
          </table:table-cell>
          <table:table-cell office:value-type="float" office:value="451" calcext:value-type="float">
            <text:p>451</text:p>
          </table:table-cell>
          <table:table-cell office:value-type="float" office:value="0.559208" calcext:value-type="float">
            <text:p>0,559208</text:p>
          </table:table-cell>
          <table:table-cell table:style-name="ce1" office:value-type="float" office:value="1222109345" calcext:value-type="float">
            <text:p>1222109345</text:p>
          </table:table-cell>
          <table:table-cell table:style-name="ce24" office:value-type="float" office:value="2.01318" calcext:value-type="float">
            <text:p>2,01318</text:p>
          </table:table-cell>
          <table:table-cell office:value-type="float" office:value="1107" calcext:value-type="float">
            <text:p>1107</text:p>
          </table:table-cell>
          <table:table-cell office:value-type="float" office:value="4.02755" calcext:value-type="float">
            <text:p>4,02755</text:p>
          </table:table-cell>
          <table:table-cell table:style-name="ce1" office:value-type="float" office:value="1989545610.4" calcext:value-type="float">
            <text:p>1989545610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85165" calcext:value-type="float">
            <text:p>0,285165</text:p>
          </table:table-cell>
          <table:table-cell office:value-type="float" office:value="471" calcext:value-type="float">
            <text:p>471</text:p>
          </table:table-cell>
          <table:table-cell table:style-name="ce6" office:value-type="float" office:value="0.433482" calcext:value-type="float">
            <text:p>0,433482</text:p>
          </table:table-cell>
          <table:table-cell table:style-name="ce1" office:value-type="float" office:value="1190242320.2" calcext:value-type="float">
            <text:p>1190242320,2</text:p>
          </table:table-cell>
          <table:table-cell office:value-type="float" office:value="7.50932" calcext:value-type="float">
            <text:p>7,50932</text:p>
          </table:table-cell>
          <table:table-cell office:value-type="float" office:value="1813" calcext:value-type="float">
            <text:p>1813</text:p>
          </table:table-cell>
          <table:table-cell office:value-type="float" office:value="9.93418" calcext:value-type="float">
            <text:p>9,93418</text:p>
          </table:table-cell>
          <table:table-cell table:style-name="ce1" office:value-type="float" office:value="6297632664.8" calcext:value-type="float">
            <text:p>6297632664,8</text:p>
          </table:table-cell>
          <table:table-cell table:style-name="ce24" office:value-type="float" office:value="0.404248" calcext:value-type="float">
            <text:p>0,404248</text:p>
          </table:table-cell>
          <table:table-cell office:value-type="float" office:value="445" calcext:value-type="float">
            <text:p>445</text:p>
          </table:table-cell>
          <table:table-cell office:value-type="float" office:value="0.563344" calcext:value-type="float">
            <text:p>0,563344</text:p>
          </table:table-cell>
          <table:table-cell table:style-name="ce1" office:value-type="float" office:value="1198718935" calcext:value-type="float">
            <text:p>1198718935</text:p>
          </table:table-cell>
          <table:table-cell table:style-name="ce24" office:value-type="float" office:value="1.98111" calcext:value-type="float">
            <text:p>1,98111</text:p>
          </table:table-cell>
          <table:table-cell office:value-type="float" office:value="1101" calcext:value-type="float">
            <text:p>1101</text:p>
          </table:table-cell>
          <table:table-cell office:value-type="float" office:value="3.98455" calcext:value-type="float">
            <text:p>3,98455</text:p>
          </table:table-cell>
          <table:table-cell table:style-name="ce1" office:value-type="float" office:value="2018073587.6" calcext:value-type="float">
            <text:p>2018073587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78828" calcext:value-type="float">
            <text:p>0,278828</text:p>
          </table:table-cell>
          <table:table-cell office:value-type="float" office:value="467" calcext:value-type="float">
            <text:p>467</text:p>
          </table:table-cell>
          <table:table-cell table:style-name="ce6" office:value-type="float" office:value="0.425885" calcext:value-type="float">
            <text:p>0,425885</text:p>
          </table:table-cell>
          <table:table-cell table:style-name="ce1" office:value-type="float" office:value="1197341386.8" calcext:value-type="float">
            <text:p>1197341386,8</text:p>
          </table:table-cell>
          <table:table-cell office:value-type="float" office:value="7.44061" calcext:value-type="float">
            <text:p>7,44061</text:p>
          </table:table-cell>
          <table:table-cell office:value-type="float" office:value="1840" calcext:value-type="float">
            <text:p>1840</text:p>
          </table:table-cell>
          <table:table-cell office:value-type="float" office:value="9.90159" calcext:value-type="float">
            <text:p>9,90159</text:p>
          </table:table-cell>
          <table:table-cell table:style-name="ce1" office:value-type="float" office:value="6542373888.6" calcext:value-type="float">
            <text:p>6542373888,6</text:p>
          </table:table-cell>
          <table:table-cell table:style-name="ce24" office:value-type="float" office:value="0.390722" calcext:value-type="float">
            <text:p>0,390722</text:p>
          </table:table-cell>
          <table:table-cell office:value-type="float" office:value="450" calcext:value-type="float">
            <text:p>450</text:p>
          </table:table-cell>
          <table:table-cell office:value-type="float" office:value="0.551606" calcext:value-type="float">
            <text:p>0,551606</text:p>
          </table:table-cell>
          <table:table-cell table:style-name="ce1" office:value-type="float" office:value="1164951833.2" calcext:value-type="float">
            <text:p>1164951833,2</text:p>
          </table:table-cell>
          <table:table-cell table:style-name="ce24" office:value-type="float" office:value="1.90774" calcext:value-type="float">
            <text:p>1,90774</text:p>
          </table:table-cell>
          <table:table-cell office:value-type="float" office:value="1146" calcext:value-type="float">
            <text:p>1146</text:p>
          </table:table-cell>
          <table:table-cell office:value-type="float" office:value="3.99307" calcext:value-type="float">
            <text:p>3,99307</text:p>
          </table:table-cell>
          <table:table-cell table:style-name="ce1" office:value-type="float" office:value="2074763550.4" calcext:value-type="float">
            <text:p>2074763550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6983" calcext:value-type="float">
            <text:p>0,296983</text:p>
          </table:table-cell>
          <table:table-cell office:value-type="float" office:value="460" calcext:value-type="float">
            <text:p>460</text:p>
          </table:table-cell>
          <table:table-cell table:style-name="ce6" office:value-type="float" office:value="0.441836" calcext:value-type="float">
            <text:p>0,441836</text:p>
          </table:table-cell>
          <table:table-cell table:style-name="ce1" office:value-type="float" office:value="1162855821.4" calcext:value-type="float">
            <text:p>1162855821,4</text:p>
          </table:table-cell>
          <table:table-cell office:value-type="float" office:value="7.49872" calcext:value-type="float">
            <text:p>7,49872</text:p>
          </table:table-cell>
          <table:table-cell office:value-type="float" office:value="1822" calcext:value-type="float">
            <text:p>1822</text:p>
          </table:table-cell>
          <table:table-cell office:value-type="float" office:value="9.93562" calcext:value-type="float">
            <text:p>9,93562</text:p>
          </table:table-cell>
          <table:table-cell table:style-name="ce1" office:value-type="float" office:value="5626892726.4" calcext:value-type="float">
            <text:p>5626892726,4</text:p>
          </table:table-cell>
          <table:table-cell table:style-name="ce24" office:value-type="float" office:value="0.403216" calcext:value-type="float">
            <text:p>0,403216</text:p>
          </table:table-cell>
          <table:table-cell office:value-type="float" office:value="446" calcext:value-type="float">
            <text:p>446</text:p>
          </table:table-cell>
          <table:table-cell office:value-type="float" office:value="0.56267" calcext:value-type="float">
            <text:p>0,56267</text:p>
          </table:table-cell>
          <table:table-cell table:style-name="ce1" office:value-type="float" office:value="1207001168.2" calcext:value-type="float">
            <text:p>1207001168,2</text:p>
          </table:table-cell>
          <table:table-cell table:style-name="ce24" office:value-type="float" office:value="2.00068" calcext:value-type="float">
            <text:p>2,00068</text:p>
          </table:table-cell>
          <table:table-cell office:value-type="float" office:value="1109" calcext:value-type="float">
            <text:p>1109</text:p>
          </table:table-cell>
          <table:table-cell office:value-type="float" office:value="4.01868" calcext:value-type="float">
            <text:p>4,01868</text:p>
          </table:table-cell>
          <table:table-cell table:style-name="ce1" office:value-type="float" office:value="2109527988.6" calcext:value-type="float">
            <text:p>2109527988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895662" calcext:value-type="float">
            <text:p>0,2895662</text:p>
          </table:table-cell>
          <table:table-cell table:formula="of:=([.C3]+[.C4]+[.C5]+[.C6]+[.C7])/5" office:value-type="float" office:value="457.4" calcext:value-type="float">
            <text:p>457,4</text:p>
          </table:table-cell>
          <table:table-cell table:style-name="ce6" table:formula="of:=([.D3]+[.D4]+[.D5]+[.D6]+[.D7])/5" office:value-type="float" office:value="0.4336004" calcext:value-type="float">
            <text:p>0,4336004</text:p>
          </table:table-cell>
          <table:table-cell table:style-name="ce1" table:formula="of:=([.E3]+[.E4]+[.E5]+[.E6]+[.E7])/5000000000" office:value-type="float" office:value="1.17079980576" calcext:value-type="float">
            <text:p>1,17079980576</text:p>
          </table:table-cell>
          <table:table-cell table:formula="of:=([.F3]+[.F4]+[.F5]+[.F6]+[.F7])/5" office:value-type="float" office:value="7.518898" calcext:value-type="float">
            <text:p>7,518898</text:p>
          </table:table-cell>
          <table:table-cell table:formula="of:=([.G3]+[.G4]+[.G5]+[.G6]+[.G7])/5" office:value-type="float" office:value="1823.6" calcext:value-type="float">
            <text:p>1823,6</text:p>
          </table:table-cell>
          <table:table-cell table:formula="of:=([.H3]+[.H4]+[.H5]+[.H6]+[.H7])/5" office:value-type="float" office:value="9.957936" calcext:value-type="float">
            <text:p>9,957936</text:p>
          </table:table-cell>
          <table:table-cell table:style-name="ce1" table:formula="of:=([.I3]+[.I4]+[.I5]+[.I6]+[.I7])/5000000000" office:value-type="float" office:value="5.88791234064" calcext:value-type="float">
            <text:p>5,88791234064</text:p>
          </table:table-cell>
          <table:table-cell table:style-name="ce24" table:formula="of:=([.J3]+[.J4]+[.J5]+[.J6]+[.J7])/5" office:value-type="float" office:value="0.3978052" calcext:value-type="float">
            <text:p>0,3978052</text:p>
          </table:table-cell>
          <table:table-cell table:formula="of:=([.K3]+[.K4]+[.K5]+[.K6]+[.K7])/5" office:value-type="float" office:value="448.8" calcext:value-type="float">
            <text:p>448,8</text:p>
          </table:table-cell>
          <table:table-cell table:formula="of:=([.L3]+[.L4]+[.L5]+[.L6]+[.L7])/5" office:value-type="float" office:value="0.5582602" calcext:value-type="float">
            <text:p>0,5582602</text:p>
          </table:table-cell>
          <table:table-cell table:style-name="ce1" table:formula="of:=([.M3]+[.M4]+[.M5]+[.M6]+[.M7])/5000000000" office:value-type="float" office:value="1.18707269844" calcext:value-type="float">
            <text:p>1,18707269844</text:p>
          </table:table-cell>
          <table:table-cell table:style-name="ce24" table:formula="of:=([.N3]+[.N4]+[.N5]+[.N6]+[.N7])/5" office:value-type="float" office:value="1.982858" calcext:value-type="float">
            <text:p>1,982858</text:p>
          </table:table-cell>
          <table:table-cell table:formula="of:=([.O3]+[.O4]+[.O5]+[.O6]+[.O7])/5" office:value-type="float" office:value="1116.2" calcext:value-type="float">
            <text:p>1116,2</text:p>
          </table:table-cell>
          <table:table-cell table:formula="of:=([.P3]+[.P4]+[.P5]+[.P6]+[.P7])/5" office:value-type="float" office:value="4.013962" calcext:value-type="float">
            <text:p>4,013962</text:p>
          </table:table-cell>
          <table:table-cell table:style-name="ce1" table:formula="of:=([.Q3]+[.Q4]+[.Q5]+[.Q6]+[.Q7])/5000000000" office:value-type="float" office:value="2.0328027948" calcext:value-type="float">
            <text:p>2,032802794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CSO-M</text:p>
          </table:table-cell>
          <table:table-cell table:number-columns-repeated="2"/>
          <table:table-cell table:style-name="ce6"/>
          <table:table-cell table:style-name="ce1"/>
          <table:table-cell table:number-columns-repeated="3"/>
          <table:table-cell table:style-name="ce1"/>
          <table:table-cell table:style-name="ce24"/>
          <table:table-cell table:number-columns-repeated="2"/>
          <table:table-cell table:style-name="ce1"/>
          <table:table-cell table:style-name="ce24"/>
          <table:table-cell table:number-columns-repeated="2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96804" calcext:value-type="float">
            <text:p>0,196804</text:p>
          </table:table-cell>
          <table:table-cell office:value-type="float" office:value="183" calcext:value-type="float">
            <text:p>183</text:p>
          </table:table-cell>
          <table:table-cell table:style-name="ce6" office:value-type="float" office:value="0.25443" calcext:value-type="float">
            <text:p>0,25443</text:p>
          </table:table-cell>
          <table:table-cell table:style-name="ce1" office:value-type="float" office:value="1275189405" calcext:value-type="float">
            <text:p>1275189405</text:p>
          </table:table-cell>
          <table:table-cell office:value-type="float" office:value="6.95594" calcext:value-type="float">
            <text:p>6,95594</text:p>
          </table:table-cell>
          <table:table-cell office:value-type="float" office:value="1674" calcext:value-type="float">
            <text:p>1674</text:p>
          </table:table-cell>
          <table:table-cell office:value-type="float" office:value="9.19489" calcext:value-type="float">
            <text:p>9,19489</text:p>
          </table:table-cell>
          <table:table-cell table:style-name="Default" office:value-type="float" office:value="7324742387.2" calcext:value-type="float">
            <text:p>7324742387,2</text:p>
          </table:table-cell>
          <table:table-cell table:style-name="ce24" office:value-type="float" office:value="0.349906" calcext:value-type="float">
            <text:p>0,349906</text:p>
          </table:table-cell>
          <table:table-cell office:value-type="float" office:value="327" calcext:value-type="float">
            <text:p>327</text:p>
          </table:table-cell>
          <table:table-cell office:value-type="float" office:value="0.466815" calcext:value-type="float">
            <text:p>0,466815</text:p>
          </table:table-cell>
          <table:table-cell table:style-name="ce1" office:value-type="float" office:value="1261774934.6" calcext:value-type="float">
            <text:p>1261774934,6</text:p>
          </table:table-cell>
          <table:table-cell table:style-name="ce24" office:value-type="float" office:value="2.31427" calcext:value-type="float">
            <text:p>2,31427</text:p>
          </table:table-cell>
          <table:table-cell office:value-type="float" office:value="742" calcext:value-type="float">
            <text:p>742</text:p>
          </table:table-cell>
          <table:table-cell office:value-type="float" office:value="3.66446" calcext:value-type="float">
            <text:p>3,66446</text:p>
          </table:table-cell>
          <table:table-cell table:style-name="ce1" office:value-type="float" office:value="2499923276.6" calcext:value-type="float">
            <text:p>2499923276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30026" calcext:value-type="float">
            <text:p>0,230026</text:p>
          </table:table-cell>
          <table:table-cell office:value-type="float" office:value="312" calcext:value-type="float">
            <text:p>312</text:p>
          </table:table-cell>
          <table:table-cell table:style-name="ce6" office:value-type="float" office:value="0.328274" calcext:value-type="float">
            <text:p>0,328274</text:p>
          </table:table-cell>
          <table:table-cell table:style-name="ce1" office:value-type="float" office:value="1272556087.2" calcext:value-type="float">
            <text:p>1272556087,2</text:p>
          </table:table-cell>
          <table:table-cell office:value-type="float" office:value="6.58136" calcext:value-type="float">
            <text:p>6,58136</text:p>
          </table:table-cell>
          <table:table-cell office:value-type="float" office:value="1512" calcext:value-type="float">
            <text:p>1512</text:p>
          </table:table-cell>
          <table:table-cell office:value-type="float" office:value="8.60364" calcext:value-type="float">
            <text:p>8,60364</text:p>
          </table:table-cell>
          <table:table-cell table:style-name="Default" office:value-type="float" office:value="7998777563.8" calcext:value-type="float">
            <text:p>7998777563,8</text:p>
          </table:table-cell>
          <table:table-cell table:style-name="ce24" office:value-type="float" office:value="0.326278" calcext:value-type="float">
            <text:p>0,326278</text:p>
          </table:table-cell>
          <table:table-cell office:value-type="float" office:value="291" calcext:value-type="float">
            <text:p>291</text:p>
          </table:table-cell>
          <table:table-cell office:value-type="float" office:value="0.430317" calcext:value-type="float">
            <text:p>0,430317</text:p>
          </table:table-cell>
          <table:table-cell table:style-name="ce1" office:value-type="float" office:value="1279514363" calcext:value-type="float">
            <text:p>1279514363</text:p>
          </table:table-cell>
          <table:table-cell table:style-name="ce24" office:value-type="float" office:value="2.09608" calcext:value-type="float">
            <text:p>2,09608</text:p>
          </table:table-cell>
          <table:table-cell office:value-type="float" office:value="1014" calcext:value-type="float">
            <text:p>1014</text:p>
          </table:table-cell>
          <table:table-cell office:value-type="float" office:value="3.94122" calcext:value-type="float">
            <text:p>3,94122</text:p>
          </table:table-cell>
          <table:table-cell table:style-name="ce1" office:value-type="float" office:value="2455407364" calcext:value-type="float">
            <text:p>245540736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2549" calcext:value-type="float">
            <text:p>0,22549</text:p>
          </table:table-cell>
          <table:table-cell office:value-type="float" office:value="308" calcext:value-type="float">
            <text:p>308</text:p>
          </table:table-cell>
          <table:table-cell table:style-name="ce6" office:value-type="float" office:value="0.322478" calcext:value-type="float">
            <text:p>0,322478</text:p>
          </table:table-cell>
          <table:table-cell table:style-name="ce1" office:value-type="float" office:value="1309050192.8" calcext:value-type="float">
            <text:p>1309050192,8</text:p>
          </table:table-cell>
          <table:table-cell office:value-type="float" office:value="7.03" calcext:value-type="float">
            <text:p>7,03</text:p>
          </table:table-cell>
          <table:table-cell office:value-type="float" office:value="1675" calcext:value-type="float">
            <text:p>1675</text:p>
          </table:table-cell>
          <table:table-cell office:value-type="float" office:value="9.27029" calcext:value-type="float">
            <text:p>9,27029</text:p>
          </table:table-cell>
          <table:table-cell table:style-name="Default" office:value-type="float" office:value="7712599926" calcext:value-type="float">
            <text:p>7712599926</text:p>
          </table:table-cell>
          <table:table-cell table:style-name="ce24" office:value-type="float" office:value="0.311686" calcext:value-type="float">
            <text:p>0,311686</text:p>
          </table:table-cell>
          <table:table-cell office:value-type="float" office:value="347" calcext:value-type="float">
            <text:p>347</text:p>
          </table:table-cell>
          <table:table-cell office:value-type="float" office:value="0.435746" calcext:value-type="float">
            <text:p>0,435746</text:p>
          </table:table-cell>
          <table:table-cell table:style-name="ce1" office:value-type="float" office:value="1266778376" calcext:value-type="float">
            <text:p>1266778376</text:p>
          </table:table-cell>
          <table:table-cell table:style-name="ce24" office:value-type="float" office:value="2.08791" calcext:value-type="float">
            <text:p>2,08791</text:p>
          </table:table-cell>
          <table:table-cell office:value-type="float" office:value="801" calcext:value-type="float">
            <text:p>801</text:p>
          </table:table-cell>
          <table:table-cell office:value-type="float" office:value="3.54546" calcext:value-type="float">
            <text:p>3,54546</text:p>
          </table:table-cell>
          <table:table-cell table:style-name="ce1" office:value-type="float" office:value="2434895068.4" calcext:value-type="float">
            <text:p>2434895068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69436" calcext:value-type="float">
            <text:p>0,269436</text:p>
          </table:table-cell>
          <table:table-cell office:value-type="float" office:value="396" calcext:value-type="float">
            <text:p>396</text:p>
          </table:table-cell>
          <table:table-cell table:style-name="ce6" office:value-type="float" office:value="0.394136" calcext:value-type="float">
            <text:p>0,394136</text:p>
          </table:table-cell>
          <table:table-cell table:style-name="ce1" office:value-type="float" office:value="1321558252.8" calcext:value-type="float">
            <text:p>1321558252,8</text:p>
          </table:table-cell>
          <table:table-cell office:value-type="float" office:value="7.36873" calcext:value-type="float">
            <text:p>7,36873</text:p>
          </table:table-cell>
          <table:table-cell office:value-type="float" office:value="1718" calcext:value-type="float">
            <text:p>1718</text:p>
          </table:table-cell>
          <table:table-cell office:value-type="float" office:value="9.66653" calcext:value-type="float">
            <text:p>9,66653</text:p>
          </table:table-cell>
          <table:table-cell table:style-name="Default" office:value-type="float" office:value="9001938468" calcext:value-type="float">
            <text:p>9001938468</text:p>
          </table:table-cell>
          <table:table-cell table:style-name="ce24" office:value-type="float" office:value="0.33585" calcext:value-type="float">
            <text:p>0,33585</text:p>
          </table:table-cell>
          <table:table-cell office:value-type="float" office:value="327" calcext:value-type="float">
            <text:p>327</text:p>
          </table:table-cell>
          <table:table-cell office:value-type="float" office:value="0.452759" calcext:value-type="float">
            <text:p>0,452759</text:p>
          </table:table-cell>
          <table:table-cell table:style-name="ce1" office:value-type="float" office:value="1278993186.4" calcext:value-type="float">
            <text:p>1278993186,4</text:p>
          </table:table-cell>
          <table:table-cell table:style-name="ce24" office:value-type="float" office:value="1.72865" calcext:value-type="float">
            <text:p>1,72865</text:p>
          </table:table-cell>
          <table:table-cell office:value-type="float" office:value="976" calcext:value-type="float">
            <text:p>976</text:p>
          </table:table-cell>
          <table:table-cell office:value-type="float" office:value="3.50464" calcext:value-type="float">
            <text:p>3,50464</text:p>
          </table:table-cell>
          <table:table-cell table:style-name="ce1" office:value-type="float" office:value="2452133825.2" calcext:value-type="float">
            <text:p>2452133825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32609" calcext:value-type="float">
            <text:p>0,232609</text:p>
          </table:table-cell>
          <table:table-cell office:value-type="float" office:value="331" calcext:value-type="float">
            <text:p>331</text:p>
          </table:table-cell>
          <table:table-cell table:style-name="ce6" office:value-type="float" office:value="0.33684" calcext:value-type="float">
            <text:p>0,33684</text:p>
          </table:table-cell>
          <table:table-cell table:style-name="ce1" office:value-type="float" office:value="1344315520" calcext:value-type="float">
            <text:p>1344315520</text:p>
          </table:table-cell>
          <table:table-cell office:value-type="float" office:value="7.37359" calcext:value-type="float">
            <text:p>7,37359</text:p>
          </table:table-cell>
          <table:table-cell office:value-type="float" office:value="1660" calcext:value-type="float">
            <text:p>1660</text:p>
          </table:table-cell>
          <table:table-cell office:value-type="float" office:value="9.59382" calcext:value-type="float">
            <text:p>9,59382</text:p>
          </table:table-cell>
          <table:table-cell table:style-name="Default" office:value-type="float" office:value="8503697222.8" calcext:value-type="float">
            <text:p>8503697222,8</text:p>
          </table:table-cell>
          <table:table-cell table:style-name="ce24" office:value-type="float" office:value="0.354787" calcext:value-type="float">
            <text:p>0,354787</text:p>
          </table:table-cell>
          <table:table-cell office:value-type="float" office:value="343" calcext:value-type="float">
            <text:p>343</text:p>
          </table:table-cell>
          <table:table-cell office:value-type="float" office:value="0.477417" calcext:value-type="float">
            <text:p>0,477417</text:p>
          </table:table-cell>
          <table:table-cell table:style-name="ce1" office:value-type="float" office:value="1301334199" calcext:value-type="float">
            <text:p>1301334199</text:p>
          </table:table-cell>
          <table:table-cell table:style-name="ce24" office:value-type="float" office:value="1.96576" calcext:value-type="float">
            <text:p>1,96576</text:p>
          </table:table-cell>
          <table:table-cell office:value-type="float" office:value="1006" calcext:value-type="float">
            <text:p>1006</text:p>
          </table:table-cell>
          <table:table-cell office:value-type="float" office:value="3.79634" calcext:value-type="float">
            <text:p>3,79634</text:p>
          </table:table-cell>
          <table:table-cell table:style-name="ce1" office:value-type="float" office:value="2466521289.6" calcext:value-type="float">
            <text:p>2466521289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30873" calcext:value-type="float">
            <text:p>0,230873</text:p>
          </table:table-cell>
          <table:table-cell table:formula="of:=([.C10]+[.C11]+[.C12]+[.C13]+[.C14])/5" office:value-type="float" office:value="306" calcext:value-type="float">
            <text:p>306</text:p>
          </table:table-cell>
          <table:table-cell table:style-name="ce6" table:formula="of:=([.D10]+[.D11]+[.D12]+[.D13]+[.D14])/5" office:value-type="float" office:value="0.3272316" calcext:value-type="float">
            <text:p>0,3272316</text:p>
          </table:table-cell>
          <table:table-cell table:style-name="ce1" table:formula="of:=([.E10]+[.E11]+[.E12]+[.E13]+[.E14])/5000000000" office:value-type="float" office:value="1.30453389156" calcext:value-type="float">
            <text:p>1,30453389156</text:p>
          </table:table-cell>
          <table:table-cell table:formula="of:=([.F10]+[.F11]+[.F12]+[.F13]+[.F14])/5" office:value-type="float" office:value="7.061924" calcext:value-type="float">
            <text:p>7,061924</text:p>
          </table:table-cell>
          <table:table-cell table:formula="of:=([.G10]+[.G11]+[.G12]+[.G13]+[.G14])/5" office:value-type="float" office:value="1647.8" calcext:value-type="float">
            <text:p>1647,8</text:p>
          </table:table-cell>
          <table:table-cell table:formula="of:=([.H10]+[.H11]+[.H12]+[.H13]+[.H14])/5" office:value-type="float" office:value="9.265834" calcext:value-type="float">
            <text:p>9,265834</text:p>
          </table:table-cell>
          <table:table-cell table:style-name="Default" table:formula="of:=([.I10]+[.I11]+[.I12]+[.I13]+[.I14])/5000000000" office:value-type="float" office:value="8.10835111356" calcext:value-type="float">
            <text:p>8,10835111356</text:p>
          </table:table-cell>
          <table:table-cell table:style-name="ce24" table:formula="of:=([.J10]+[.J11]+[.J12]+[.J13]+[.J14])/5" office:value-type="float" office:value="0.3357014" calcext:value-type="float">
            <text:p>0,3357014</text:p>
          </table:table-cell>
          <table:table-cell table:formula="of:=([.K10]+[.K11]+[.K12]+[.K13]+[.K14])/5" office:value-type="float" office:value="327" calcext:value-type="float">
            <text:p>327</text:p>
          </table:table-cell>
          <table:table-cell table:formula="of:=([.L10]+[.L11]+[.L12]+[.L13]+[.L14])/5" office:value-type="float" office:value="0.4526108" calcext:value-type="float">
            <text:p>0,4526108</text:p>
          </table:table-cell>
          <table:table-cell table:style-name="ce1" table:formula="of:=([.M10]+[.M11]+[.M12]+[.M13]+[.M14])/5000000000" office:value-type="float" office:value="1.2776790118" calcext:value-type="float">
            <text:p>1,2776790118</text:p>
          </table:table-cell>
          <table:table-cell table:style-name="ce24" table:formula="of:=([.N10]+[.N11]+[.N12]+[.N13]+[.N14])/5" office:value-type="float" office:value="2.038534" calcext:value-type="float">
            <text:p>2,038534</text:p>
          </table:table-cell>
          <table:table-cell table:formula="of:=([.O10]+[.O11]+[.O12]+[.O13]+[.O14])/5" office:value-type="float" office:value="907.8" calcext:value-type="float">
            <text:p>907,8</text:p>
          </table:table-cell>
          <table:table-cell table:formula="of:=([.P10]+[.P11]+[.P12]+[.P13]+[.P14])/5" office:value-type="float" office:value="3.690424" calcext:value-type="float">
            <text:p>3,690424</text:p>
          </table:table-cell>
          <table:table-cell table:style-name="ce1" table:formula="of:=([.Q10]+[.Q11]+[.Q12]+[.Q13]+[.Q14])/5000000000" office:value-type="float" office:value="2.46177616476" calcext:value-type="float">
            <text:p>2,4617761647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 table:number-columns-repeated="2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CSO-P</text:p>
          </table:table-cell>
          <table:table-cell table:style-name="ce24"/>
          <table:table-cell table:style-name="ce6" table:number-columns-repeated="2"/>
          <table:table-cell table:style-name="ce1"/>
          <table:table-cell table:style-name="ce24"/>
          <table:table-cell table:number-columns-repeated="2"/>
          <table:table-cell table:style-name="ce1"/>
          <table:table-cell table:style-name="ce24"/>
          <table:table-cell table:number-columns-repeated="2"/>
          <table:table-cell table:style-name="ce1"/>
          <table:table-cell table:style-name="ce24"/>
          <table:table-cell table:number-columns-repeated="2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table:style-name="ce24" office:value-type="float" office:value="0.168074" calcext:value-type="float">
            <text:p>0,168074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0.240186" calcext:value-type="float">
            <text:p>0,240186</text:p>
          </table:table-cell>
          <table:table-cell table:style-name="ce1" office:value-type="float" office:value="3375369561.2" calcext:value-type="float">
            <text:p>3375369561,2</text:p>
          </table:table-cell>
          <table:table-cell table:style-name="ce24"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8473045480.4" calcext:value-type="float">
            <text:p>38473045480,4</text:p>
          </table:table-cell>
          <table:table-cell table:style-name="ce24"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681437512.8" calcext:value-type="float">
            <text:p>2681437512,8</text:p>
          </table:table-cell>
          <table:table-cell table:style-name="ce24"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7110164961" calcext:value-type="float">
            <text:p>7110164961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table:style-name="ce24" office:value-type="float" office:value="0.15752" calcext:value-type="float">
            <text:p>0,1575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0.224593" calcext:value-type="float">
            <text:p>0,224593</text:p>
          </table:table-cell>
          <table:table-cell table:style-name="ce1" office:value-type="float" office:value="3311056050.4" calcext:value-type="float">
            <text:p>3311056050,4</text:p>
          </table:table-cell>
          <table:table-cell table:style-name="ce24"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640529006.6" calcext:value-type="float">
            <text:p>24640529006,6</text:p>
          </table:table-cell>
          <table:table-cell table:style-name="ce24"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60439248.8" calcext:value-type="float">
            <text:p>2860439248,8</text:p>
          </table:table-cell>
          <table:table-cell table:style-name="ce24"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813835424.8" calcext:value-type="float">
            <text:p>5813835424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Semilla 10</text:p>
          </table:table-cell>
          <table:table-cell table:style-name="ce24" office:value-type="float" office:value="0.147407" calcext:value-type="float">
            <text:p>0,14740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0.179212" calcext:value-type="float">
            <text:p>0,179212</text:p>
          </table:table-cell>
          <table:table-cell office:value-type="float" office:value="4475181689.2" calcext:value-type="float">
            <text:p>4475181689,2</text:p>
          </table:table-cell>
          <table:table-cell table:style-name="ce24"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3969928398.8" calcext:value-type="float">
            <text:p>23969928398,8</text:p>
          </table:table-cell>
          <table:table-cell table:style-name="ce6"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office:value-type="float" office:value="3683851280.6" calcext:value-type="float">
            <text:p>3683851280,6</text:p>
          </table:table-cell>
          <table:table-cell table:style-name="ce24"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32187091.2" calcext:value-type="float">
            <text:p>7632187091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Semilla 20</text:p>
          </table:table-cell>
          <table:table-cell table:style-name="ce24" office:value-type="float" office:value="0.191093" calcext:value-type="float">
            <text:p>0,191093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0.269187" calcext:value-type="float">
            <text:p>0,269187</text:p>
          </table:table-cell>
          <table:table-cell office:value-type="float" office:value="2854496091.8" calcext:value-type="float">
            <text:p>2854496091,8</text:p>
          </table:table-cell>
          <table:table-cell table:style-name="ce24"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7664554095.8" calcext:value-type="float">
            <text:p>27664554095,8</text:p>
          </table:table-cell>
          <table:table-cell table:style-name="ce6"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office:value-type="float" office:value="2800553063.8" calcext:value-type="float">
            <text:p>2800553063,8</text:p>
          </table:table-cell>
          <table:table-cell table:style-name="ce24"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10689328274.8" calcext:value-type="float">
            <text:p>10689328274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Semilla 25</text:p>
          </table:table-cell>
          <table:table-cell table:style-name="ce24" office:value-type="float" office:value="0.165357" calcext:value-type="float">
            <text:p>0,165357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0.243451" calcext:value-type="float">
            <text:p>0,243451</text:p>
          </table:table-cell>
          <table:table-cell office:value-type="float" office:value="4419958920.6" calcext:value-type="float">
            <text:p>4419958920,6</text:p>
          </table:table-cell>
          <table:table-cell table:style-name="ce24" office:value-type="float" office:value="6.0792" calcext:value-type="float">
            <text:p>6,0792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office:value-type="float" office:value="8.02524" calcext:value-type="float">
            <text:p>8,02524</text:p>
          </table:table-cell>
          <table:table-cell table:style-name="ce1" office:value-type="float" office:value="31262727876" calcext:value-type="float">
            <text:p>31262727876</text:p>
          </table:table-cell>
          <table:table-cell table:style-name="ce6" office:value-type="float" office:value="0.254539" calcext:value-type="float">
            <text:p>0,2545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0.32497" calcext:value-type="float">
            <text:p>0,32497</text:p>
          </table:table-cell>
          <table:table-cell office:value-type="float" office:value="3221490022.4" calcext:value-type="float">
            <text:p>3221490022,4</text:p>
          </table:table-cell>
          <table:table-cell table:style-name="ce24" office:value-type="float" office:value="1.88143" calcext:value-type="float">
            <text:p>1,88143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3.2207" calcext:value-type="float">
            <text:p>3,2207</text:p>
          </table:table-cell>
          <table:table-cell table:style-name="ce1" office:value-type="float" office:value="7706788754.4" calcext:value-type="float">
            <text:p>7706788754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8" table:formula="of:=([.B17]+[.B18]+[.B19]+[.B20]+[.B21])/5" office:value-type="float" office:value="0.1658902" calcext:value-type="float">
            <text:p>0,1658902</text:p>
          </table:table-cell>
          <table:table-cell table:style-name="ce9" table:formula="of:=([.C17]+[.C18]+[.C19]+[.C20]+[.C21])/5" office:value-type="float" office:value="207.8" calcext:value-type="float">
            <text:p>207,8</text:p>
          </table:table-cell>
          <table:table-cell table:style-name="ce9" table:formula="of:=([.D17]+[.D18]+[.D19]+[.D20]+[.D21])/5" office:value-type="float" office:value="0.2313258" calcext:value-type="float">
            <text:p>0,2313258</text:p>
          </table:table-cell>
          <table:table-cell table:style-name="ce2" table:formula="of:=([.E17]+[.E18]+[.E19]+[.E20]+[.E21])/5000000000" office:value-type="float" office:value="3.68721246264" calcext:value-type="float">
            <text:p>3,68721246264</text:p>
          </table:table-cell>
          <table:table-cell table:style-name="ce8" table:formula="of:=([.F17]+[.F18]+[.F19]+[.F20]+[.F21])/5" office:value-type="float" office:value="6.306184" calcext:value-type="float">
            <text:p>6,306184</text:p>
          </table:table-cell>
          <table:table-cell table:style-name="ce9" table:formula="of:=([.G17]+[.G18]+[.G19]+[.G20]+[.G21])/5" office:value-type="float" office:value="1511.2" calcext:value-type="float">
            <text:p>1511,2</text:p>
          </table:table-cell>
          <table:table-cell table:style-name="ce9" table:formula="of:=([.H17]+[.H18]+[.H19]+[.H20]+[.H21])/5" office:value-type="float" office:value="8.32739" calcext:value-type="float">
            <text:p>8,32739</text:p>
          </table:table-cell>
          <table:table-cell table:style-name="ce2" table:formula="of:=([.I17]+[.I18]+[.I19]+[.I20]+[.I21])/5000000000" office:value-type="float" office:value="29.20215697152" calcext:value-type="float">
            <text:p>29,20215697152</text:p>
          </table:table-cell>
          <table:table-cell table:style-name="ce9" table:formula="of:=([.J17]+[.J18]+[.J19]+[.J20]+[.J21])/5" office:value-type="float" office:value="0.2688784" calcext:value-type="float">
            <text:p>0,2688784</text:p>
          </table:table-cell>
          <table:table-cell table:style-name="ce9" table:formula="of:=([.K17]+[.K18]+[.K19]+[.K20]+[.K21])/5" office:value-type="float" office:value="237.6" calcext:value-type="float">
            <text:p>237,6</text:p>
          </table:table-cell>
          <table:table-cell table:style-name="ce9" table:formula="of:=([.L17]+[.L18]+[.L19]+[.L20]+[.L21])/5" office:value-type="float" office:value="0.3538248" calcext:value-type="float">
            <text:p>0,3538248</text:p>
          </table:table-cell>
          <table:table-cell table:style-name="ce2" table:formula="of:=([.M17]+[.M18]+[.M19]+[.M20]+[.M21])/5000000000" office:value-type="float" office:value="3.04955422568" calcext:value-type="float">
            <text:p>3,04955422568</text:p>
          </table:table-cell>
          <table:table-cell table:style-name="ce8" table:formula="of:=([.N17]+[.N18]+[.N19]+[.N20]+[.N21])/5" office:value-type="float" office:value="1.847698" calcext:value-type="float">
            <text:p>1,847698</text:p>
          </table:table-cell>
          <table:table-cell table:style-name="ce9" table:formula="of:=([.O17]+[.O18]+[.O19]+[.O20]+[.O21])/5" office:value-type="float" office:value="753.2" calcext:value-type="float">
            <text:p>753,2</text:p>
          </table:table-cell>
          <table:table-cell table:style-name="ce9" table:formula="of:=([.P17]+[.P18]+[.P19]+[.P20]+[.P21])/5" office:value-type="float" office:value="3.218268" calcext:value-type="float">
            <text:p>3,218268</text:p>
          </table:table-cell>
          <table:table-cell table:style-name="ce2" table:formula="of:=([.Q17]+[.Q18]+[.Q19]+[.Q20]+[.Q21])/5000000000" office:value-type="float" office:value="7.79046090124" calcext:value-type="float">
            <text:p>7,7904609012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6">
          <table:table-cell table:number-columns-repeated="19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3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20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CS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917" calcext:value-type="float">
            <text:p>0,303917</text:p>
          </table:table-cell>
          <table:table-cell office:value-type="float" office:value="962" calcext:value-type="float">
            <text:p>962</text:p>
          </table:table-cell>
          <table:table-cell table:style-name="ce6" office:value-type="float" office:value="0.606848" calcext:value-type="float">
            <text:p>0,606848</text:p>
          </table:table-cell>
          <table:table-cell table:style-name="ce1" office:value-type="float" office:value="1237694626" calcext:value-type="float">
            <text:p>1237694626</text:p>
          </table:table-cell>
          <table:table-cell office:value-type="float" office:value="7.49903" calcext:value-type="float">
            <text:p>7,49903</text:p>
          </table:table-cell>
          <table:table-cell office:value-type="float" office:value="3615" calcext:value-type="float">
            <text:p>3615</text:p>
          </table:table-cell>
          <table:table-cell office:value-type="float" office:value="12.334" calcext:value-type="float">
            <text:p>12,334</text:p>
          </table:table-cell>
          <table:table-cell table:style-name="Default" office:value-type="float" office:value="6172037993.4" calcext:value-type="float">
            <text:p>6172037993,4</text:p>
          </table:table-cell>
          <table:table-cell table:style-name="ce24" office:value-type="float" office:value="0.40242" calcext:value-type="float">
            <text:p>0,40242</text:p>
          </table:table-cell>
          <table:table-cell office:value-type="float" office:value="935" calcext:value-type="float">
            <text:p>935</text:p>
          </table:table-cell>
          <table:table-cell office:value-type="float" office:value="0.736702" calcext:value-type="float">
            <text:p>0,736702</text:p>
          </table:table-cell>
          <table:table-cell table:style-name="ce1" office:value-type="float" office:value="1255393908.4" calcext:value-type="float">
            <text:p>1255393908,4</text:p>
          </table:table-cell>
          <table:table-cell table:style-name="ce24" office:value-type="float" office:value="2.02619" calcext:value-type="float">
            <text:p>2,02619</text:p>
          </table:table-cell>
          <table:table-cell office:value-type="float" office:value="2231" calcext:value-type="float">
            <text:p>2231</text:p>
          </table:table-cell>
          <table:table-cell office:value-type="float" office:value="6.08585" calcext:value-type="float">
            <text:p>6,08585</text:p>
          </table:table-cell>
          <table:table-cell table:style-name="ce1" office:value-type="float" office:value="2141956598.2" calcext:value-type="float">
            <text:p>2141956598,2</text:p>
          </table:table-cell>
          <table:table-cell table:number-columns-repeated="2"/>
          <table:table-cell table:style-name="ce6" table:number-columns-repeated="2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7551" calcext:value-type="float">
            <text:p>0,27551</text:p>
          </table:table-cell>
          <table:table-cell office:value-type="float" office:value="844" calcext:value-type="float">
            <text:p>844</text:p>
          </table:table-cell>
          <table:table-cell table:style-name="ce6" office:value-type="float" office:value="0.541284" calcext:value-type="float">
            <text:p>0,541284</text:p>
          </table:table-cell>
          <table:table-cell table:style-name="ce1" office:value-type="float" office:value="1258366011.2" calcext:value-type="float">
            <text:p>1258366011,2</text:p>
          </table:table-cell>
          <table:table-cell office:value-type="float" office:value="7.53842" calcext:value-type="float">
            <text:p>7,53842</text:p>
          </table:table-cell>
          <table:table-cell office:value-type="float" office:value="3614" calcext:value-type="float">
            <text:p>3614</text:p>
          </table:table-cell>
          <table:table-cell office:value-type="float" office:value="12.3721" calcext:value-type="float">
            <text:p>12,3721</text:p>
          </table:table-cell>
          <table:table-cell table:style-name="Default" office:value-type="float" office:value="6519728428" calcext:value-type="float">
            <text:p>6519728428</text:p>
          </table:table-cell>
          <table:table-cell table:style-name="ce24" office:value-type="float" office:value="0.386368" calcext:value-type="float">
            <text:p>0,386368</text:p>
          </table:table-cell>
          <table:table-cell office:value-type="float" office:value="890" calcext:value-type="float">
            <text:p>890</text:p>
          </table:table-cell>
          <table:table-cell office:value-type="float" office:value="0.704562" calcext:value-type="float">
            <text:p>0,704562</text:p>
          </table:table-cell>
          <table:table-cell table:style-name="ce1" office:value-type="float" office:value="1285457954.2" calcext:value-type="float">
            <text:p>1285457954,2</text:p>
          </table:table-cell>
          <table:table-cell table:style-name="ce24" office:value-type="float" office:value="2.05519" calcext:value-type="float">
            <text:p>2,05519</text:p>
          </table:table-cell>
          <table:table-cell office:value-type="float" office:value="2219" calcext:value-type="float">
            <text:p>2219</text:p>
          </table:table-cell>
          <table:table-cell office:value-type="float" office:value="6.09302" calcext:value-type="float">
            <text:p>6,09302</text:p>
          </table:table-cell>
          <table:table-cell table:style-name="ce1" office:value-type="float" office:value="2209696846.2" calcext:value-type="float">
            <text:p>2209696846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99956" calcext:value-type="float">
            <text:p>0,299956</text:p>
          </table:table-cell>
          <table:table-cell office:value-type="float" office:value="903" calcext:value-type="float">
            <text:p>903</text:p>
          </table:table-cell>
          <table:table-cell table:style-name="ce6" office:value-type="float" office:value="0.584309" calcext:value-type="float">
            <text:p>0,584309</text:p>
          </table:table-cell>
          <table:table-cell table:style-name="ce1" office:value-type="float" office:value="1297331317" calcext:value-type="float">
            <text:p>1297331317</text:p>
          </table:table-cell>
          <table:table-cell office:value-type="float" office:value="7.46797" calcext:value-type="float">
            <text:p>7,46797</text:p>
          </table:table-cell>
          <table:table-cell office:value-type="float" office:value="3560" calcext:value-type="float">
            <text:p>3560</text:p>
          </table:table-cell>
          <table:table-cell office:value-type="float" office:value="12.2294" calcext:value-type="float">
            <text:p>12,2294</text:p>
          </table:table-cell>
          <table:table-cell table:style-name="Default" office:value-type="float" office:value="6446588949.8" calcext:value-type="float">
            <text:p>6446588949,8</text:p>
          </table:table-cell>
          <table:table-cell table:style-name="ce24" office:value-type="float" office:value="0.393503" calcext:value-type="float">
            <text:p>0,393503</text:p>
          </table:table-cell>
          <table:table-cell office:value-type="float" office:value="913" calcext:value-type="float">
            <text:p>913</text:p>
          </table:table-cell>
          <table:table-cell office:value-type="float" office:value="0.719919" calcext:value-type="float">
            <text:p>0,719919</text:p>
          </table:table-cell>
          <table:table-cell table:style-name="ce1" office:value-type="float" office:value="1245703349.8" calcext:value-type="float">
            <text:p>1245703349,8</text:p>
          </table:table-cell>
          <table:table-cell table:style-name="ce24" office:value-type="float" office:value="2.09074" calcext:value-type="float">
            <text:p>2,09074</text:p>
          </table:table-cell>
          <table:table-cell office:value-type="float" office:value="2141" calcext:value-type="float">
            <text:p>2141</text:p>
          </table:table-cell>
          <table:table-cell office:value-type="float" office:value="5.98664" calcext:value-type="float">
            <text:p>5,98664</text:p>
          </table:table-cell>
          <table:table-cell table:style-name="ce1" office:value-type="float" office:value="2262267646.6" calcext:value-type="float">
            <text:p>2262267646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86699" calcext:value-type="float">
            <text:p>0,286699</text:p>
          </table:table-cell>
          <table:table-cell office:value-type="float" office:value="902" calcext:value-type="float">
            <text:p>902</text:p>
          </table:table-cell>
          <table:table-cell table:style-name="ce6" office:value-type="float" office:value="0.570737" calcext:value-type="float">
            <text:p>0,570737</text:p>
          </table:table-cell>
          <table:table-cell table:style-name="ce1" office:value-type="float" office:value="1222174234.2" calcext:value-type="float">
            <text:p>1222174234,2</text:p>
          </table:table-cell>
          <table:table-cell office:value-type="float" office:value="7.48061" calcext:value-type="float">
            <text:p>7,48061</text:p>
          </table:table-cell>
          <table:table-cell office:value-type="float" office:value="3618" calcext:value-type="float">
            <text:p>3618</text:p>
          </table:table-cell>
          <table:table-cell office:value-type="float" office:value="12.3196" calcext:value-type="float">
            <text:p>12,3196</text:p>
          </table:table-cell>
          <table:table-cell table:style-name="Default" office:value-type="float" office:value="7733331617.6" calcext:value-type="float">
            <text:p>7733331617,6</text:p>
          </table:table-cell>
          <table:table-cell table:style-name="ce24" office:value-type="float" office:value="0.395543" calcext:value-type="float">
            <text:p>0,395543</text:p>
          </table:table-cell>
          <table:table-cell office:value-type="float" office:value="885" calcext:value-type="float">
            <text:p>885</text:p>
          </table:table-cell>
          <table:table-cell office:value-type="float" office:value="0.711948" calcext:value-type="float">
            <text:p>0,711948</text:p>
          </table:table-cell>
          <table:table-cell table:style-name="ce1" office:value-type="float" office:value="1250484273.2" calcext:value-type="float">
            <text:p>1250484273,2</text:p>
          </table:table-cell>
          <table:table-cell table:style-name="ce24" office:value-type="float" office:value="2.05763" calcext:value-type="float">
            <text:p>2,05763</text:p>
          </table:table-cell>
          <table:table-cell office:value-type="float" office:value="2319" calcext:value-type="float">
            <text:p>2319</text:p>
          </table:table-cell>
          <table:table-cell office:value-type="float" office:value="6.27743" calcext:value-type="float">
            <text:p>6,27743</text:p>
          </table:table-cell>
          <table:table-cell table:style-name="ce1" office:value-type="float" office:value="2294431005.2" calcext:value-type="float">
            <text:p>2294431005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6341" calcext:value-type="float">
            <text:p>0,296341</text:p>
          </table:table-cell>
          <table:table-cell office:value-type="float" office:value="885" calcext:value-type="float">
            <text:p>885</text:p>
          </table:table-cell>
          <table:table-cell table:style-name="ce6" office:value-type="float" office:value="0.575026" calcext:value-type="float">
            <text:p>0,575026</text:p>
          </table:table-cell>
          <table:table-cell table:style-name="ce1" office:value-type="float" office:value="1209656801.8" calcext:value-type="float">
            <text:p>1209656801,8</text:p>
          </table:table-cell>
          <table:table-cell office:value-type="float" office:value="7.46034" calcext:value-type="float">
            <text:p>7,46034</text:p>
          </table:table-cell>
          <table:table-cell office:value-type="float" office:value="3571" calcext:value-type="float">
            <text:p>3571</text:p>
          </table:table-cell>
          <table:table-cell office:value-type="float" office:value="12.2365" calcext:value-type="float">
            <text:p>12,2365</text:p>
          </table:table-cell>
          <table:table-cell table:style-name="Default" office:value-type="float" office:value="6807466878" calcext:value-type="float">
            <text:p>6807466878</text:p>
          </table:table-cell>
          <table:table-cell table:style-name="ce24" office:value-type="float" office:value="0.393301" calcext:value-type="float">
            <text:p>0,393301</text:p>
          </table:table-cell>
          <table:table-cell office:value-type="float" office:value="942" calcext:value-type="float">
            <text:p>942</text:p>
          </table:table-cell>
          <table:table-cell office:value-type="float" office:value="0.730086" calcext:value-type="float">
            <text:p>0,730086</text:p>
          </table:table-cell>
          <table:table-cell table:style-name="ce1" office:value-type="float" office:value="1238823741.8" calcext:value-type="float">
            <text:p>1238823741,8</text:p>
          </table:table-cell>
          <table:table-cell table:style-name="ce24" office:value-type="float" office:value="2.06632" calcext:value-type="float">
            <text:p>2,06632</text:p>
          </table:table-cell>
          <table:table-cell office:value-type="float" office:value="2197" calcext:value-type="float">
            <text:p>2197</text:p>
          </table:table-cell>
          <table:table-cell office:value-type="float" office:value="6.06412" calcext:value-type="float">
            <text:p>6,06412</text:p>
          </table:table-cell>
          <table:table-cell table:style-name="ce1" office:value-type="float" office:value="2283656242.8" calcext:value-type="float">
            <text:p>2283656242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3]+[.B34]+[.B35]+[.B36]+[.B37])/5" office:value-type="float" office:value="0.2924846" calcext:value-type="float">
            <text:p>0,2924846</text:p>
          </table:table-cell>
          <table:table-cell table:formula="of:=([.C33]+[.C34]+[.C35]+[.C36]+[.C37])/5" office:value-type="float" office:value="899.2" calcext:value-type="float">
            <text:p>899,2</text:p>
          </table:table-cell>
          <table:table-cell table:formula="of:=([.D33]+[.D34]+[.D35]+[.D36]+[.D37])/5" office:value-type="float" office:value="0.5756408" calcext:value-type="float">
            <text:p>0,5756408</text:p>
          </table:table-cell>
          <table:table-cell table:style-name="ce1" table:formula="of:=([.E33]+[.E34]+[.E35]+[.E36]+[.E37])/5000000000" office:value-type="float" office:value="1.24504459804" calcext:value-type="float">
            <text:p>1,24504459804</text:p>
          </table:table-cell>
          <table:table-cell table:formula="of:=([.F33]+[.F34]+[.F35]+[.F36]+[.F37])/5" office:value-type="float" office:value="7.489274" calcext:value-type="float">
            <text:p>7,489274</text:p>
          </table:table-cell>
          <table:table-cell table:formula="of:=([.G33]+[.G34]+[.G35]+[.G36]+[.G37])/5" office:value-type="float" office:value="3595.6" calcext:value-type="float">
            <text:p>3595,6</text:p>
          </table:table-cell>
          <table:table-cell table:formula="of:=([.H33]+[.H34]+[.H35]+[.H36]+[.H37])/5" office:value-type="float" office:value="12.29832" calcext:value-type="float">
            <text:p>12,29832</text:p>
          </table:table-cell>
          <table:table-cell table:style-name="ce1" table:formula="of:=([.I33]+[.I34]+[.I35]+[.I36]+[.I37])/5000000000" office:value-type="float" office:value="6.73583077336" calcext:value-type="float">
            <text:p>6,73583077336</text:p>
          </table:table-cell>
          <table:table-cell table:formula="of:=([.J33]+[.J34]+[.J35]+[.J36]+[.J37])/5" office:value-type="float" office:value="0.394227" calcext:value-type="float">
            <text:p>0,394227</text:p>
          </table:table-cell>
          <table:table-cell table:formula="of:=([.K33]+[.K34]+[.K35]+[.K36]+[.K37])/5" office:value-type="float" office:value="913" calcext:value-type="float">
            <text:p>913</text:p>
          </table:table-cell>
          <table:table-cell table:formula="of:=([.L33]+[.L34]+[.L35]+[.L36]+[.L37])/5" office:value-type="float" office:value="0.7206434" calcext:value-type="float">
            <text:p>0,7206434</text:p>
          </table:table-cell>
          <table:table-cell table:style-name="ce1" table:formula="of:=([.M33]+[.M34]+[.M35]+[.M36]+[.M37])/5000000000" office:value-type="float" office:value="1.25517264548" calcext:value-type="float">
            <text:p>1,25517264548</text:p>
          </table:table-cell>
          <table:table-cell table:formula="of:=([.N33]+[.N34]+[.N35]+[.N36]+[.N37])/5" office:value-type="float" office:value="2.059214" calcext:value-type="float">
            <text:p>2,059214</text:p>
          </table:table-cell>
          <table:table-cell table:formula="of:=([.O33]+[.O34]+[.O35]+[.O36]+[.O37])/5" office:value-type="float" office:value="2221.4" calcext:value-type="float">
            <text:p>2221,4</text:p>
          </table:table-cell>
          <table:table-cell table:formula="of:=([.P33]+[.P34]+[.P35]+[.P36]+[.P37])/5" office:value-type="float" office:value="6.101412" calcext:value-type="float">
            <text:p>6,101412</text:p>
          </table:table-cell>
          <table:table-cell table:style-name="ce1" table:formula="of:=([.Q33]+[.Q34]+[.Q35]+[.Q36]+[.Q37])/5000000000" office:value-type="float" office:value="2.2384016678" calcext:value-type="float">
            <text:p>2,238401667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CSO-M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102" calcext:value-type="float">
            <text:p>0,303102</text:p>
          </table:table-cell>
          <table:table-cell office:value-type="float" office:value="990" calcext:value-type="float">
            <text:p>990</text:p>
          </table:table-cell>
          <table:table-cell office:value-type="float" office:value="0.614851" calcext:value-type="float">
            <text:p>0,614851</text:p>
          </table:table-cell>
          <table:table-cell table:style-name="ce1" office:value-type="float" office:value="1371651415.6" calcext:value-type="float">
            <text:p>1371651415,6</text:p>
          </table:table-cell>
          <table:table-cell office:value-type="float" office:value="7.34359" calcext:value-type="float">
            <text:p>7,34359</text:p>
          </table:table-cell>
          <table:table-cell office:value-type="float" office:value="3368" calcext:value-type="float">
            <text:p>3368</text:p>
          </table:table-cell>
          <table:table-cell office:value-type="float" office:value="11.8482" calcext:value-type="float">
            <text:p>11,8482</text:p>
          </table:table-cell>
          <table:table-cell table:style-name="ce1" office:value-type="float" office:value="8327175435.2" calcext:value-type="float">
            <text:p>8327175435,2</text:p>
          </table:table-cell>
          <table:table-cell office:value-type="float" office:value="0.309686" calcext:value-type="float">
            <text:p>0,309686</text:p>
          </table:table-cell>
          <table:table-cell office:value-type="float" office:value="643" calcext:value-type="float">
            <text:p>643</text:p>
          </table:table-cell>
          <table:table-cell office:value-type="float" office:value="0.539572" calcext:value-type="float">
            <text:p>0,539572</text:p>
          </table:table-cell>
          <table:table-cell table:style-name="ce1" office:value-type="float" office:value="1366218875.2" calcext:value-type="float">
            <text:p>1366218875,2</text:p>
          </table:table-cell>
          <table:table-cell office:value-type="float" office:value="2.33134" calcext:value-type="float">
            <text:p>2,33134</text:p>
          </table:table-cell>
          <table:table-cell office:value-type="float" office:value="1616" calcext:value-type="float">
            <text:p>1616</text:p>
          </table:table-cell>
          <table:table-cell office:value-type="float" office:value="5.27191" calcext:value-type="float">
            <text:p>5,27191</text:p>
          </table:table-cell>
          <table:table-cell table:style-name="ce1" office:value-type="float" office:value="2475388237.4" calcext:value-type="float">
            <text:p>2475388237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235414" calcext:value-type="float">
            <text:p>0,235414</text:p>
          </table:table-cell>
          <table:table-cell office:value-type="float" office:value="645" calcext:value-type="float">
            <text:p>645</text:p>
          </table:table-cell>
          <table:table-cell office:value-type="float" office:value="0.438522" calcext:value-type="float">
            <text:p>0,438522</text:p>
          </table:table-cell>
          <table:table-cell table:style-name="ce1" office:value-type="float" office:value="1378390568.4" calcext:value-type="float">
            <text:p>1378390568,4</text:p>
          </table:table-cell>
          <table:table-cell office:value-type="float" office:value="7.19349" calcext:value-type="float">
            <text:p>7,19349</text:p>
          </table:table-cell>
          <table:table-cell office:value-type="float" office:value="3189" calcext:value-type="float">
            <text:p>3189</text:p>
          </table:table-cell>
          <table:table-cell office:value-type="float" office:value="11.4587" calcext:value-type="float">
            <text:p>11,4587</text:p>
          </table:table-cell>
          <table:table-cell table:style-name="ce1" office:value-type="float" office:value="7868164304.6" calcext:value-type="float">
            <text:p>7868164304,6</text:p>
          </table:table-cell>
          <table:table-cell office:value-type="float" office:value="0.350017" calcext:value-type="float">
            <text:p>0,350017</text:p>
          </table:table-cell>
          <table:table-cell office:value-type="float" office:value="713" calcext:value-type="float">
            <text:p>713</text:p>
          </table:table-cell>
          <table:table-cell office:value-type="float" office:value="0.604929" calcext:value-type="float">
            <text:p>0,604929</text:p>
          </table:table-cell>
          <table:table-cell table:style-name="ce1" office:value-type="float" office:value="1409006178.6" calcext:value-type="float">
            <text:p>1409006178,6</text:p>
          </table:table-cell>
          <table:table-cell office:value-type="float" office:value="2.6178" calcext:value-type="float">
            <text:p>2,6178</text:p>
          </table:table-cell>
          <table:table-cell office:value-type="float" office:value="1001" calcext:value-type="float">
            <text:p>1001</text:p>
          </table:table-cell>
          <table:table-cell office:value-type="float" office:value="4.43929" calcext:value-type="float">
            <text:p>4,43929</text:p>
          </table:table-cell>
          <table:table-cell table:style-name="ce1" office:value-type="float" office:value="2651901681" calcext:value-type="float">
            <text:p>2651901681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238469" calcext:value-type="float">
            <text:p>0,238469</text:p>
          </table:table-cell>
          <table:table-cell office:value-type="float" office:value="700" calcext:value-type="float">
            <text:p>700</text:p>
          </table:table-cell>
          <table:table-cell office:value-type="float" office:value="0.458898" calcext:value-type="float">
            <text:p>0,458898</text:p>
          </table:table-cell>
          <table:table-cell table:style-name="ce1" office:value-type="float" office:value="1399577012.2" calcext:value-type="float">
            <text:p>1399577012,2</text:p>
          </table:table-cell>
          <table:table-cell office:value-type="float" office:value="6.71146" calcext:value-type="float">
            <text:p>6,71146</text:p>
          </table:table-cell>
          <table:table-cell office:value-type="float" office:value="2735" calcext:value-type="float">
            <text:p>2735</text:p>
          </table:table-cell>
          <table:table-cell office:value-type="float" office:value="10.3695" calcext:value-type="float">
            <text:p>10,3695</text:p>
          </table:table-cell>
          <table:table-cell table:style-name="ce1" office:value-type="float" office:value="8245648923.2" calcext:value-type="float">
            <text:p>8245648923,2</text:p>
          </table:table-cell>
          <table:table-cell office:value-type="float" office:value="0.332314" calcext:value-type="float">
            <text:p>0,332314</text:p>
          </table:table-cell>
          <table:table-cell office:value-type="float" office:value="593" calcext:value-type="float">
            <text:p>593</text:p>
          </table:table-cell>
          <table:table-cell office:value-type="float" office:value="0.544323" calcext:value-type="float">
            <text:p>0,544323</text:p>
          </table:table-cell>
          <table:table-cell table:style-name="ce1" office:value-type="float" office:value="1365916533.2" calcext:value-type="float">
            <text:p>1365916533,2</text:p>
          </table:table-cell>
          <table:table-cell office:value-type="float" office:value="2.02484" calcext:value-type="float">
            <text:p>2,02484</text:p>
          </table:table-cell>
          <table:table-cell office:value-type="float" office:value="1982" calcext:value-type="float">
            <text:p>1982</text:p>
          </table:table-cell>
          <table:table-cell office:value-type="float" office:value="5.63141" calcext:value-type="float">
            <text:p>5,63141</text:p>
          </table:table-cell>
          <table:table-cell table:style-name="ce1" office:value-type="float" office:value="2742895928.2" calcext:value-type="float">
            <text:p>2742895928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227791" calcext:value-type="float">
            <text:p>0,227791</text:p>
          </table:table-cell>
          <table:table-cell office:value-type="float" office:value="623" calcext:value-type="float">
            <text:p>623</text:p>
          </table:table-cell>
          <table:table-cell office:value-type="float" office:value="0.423972" calcext:value-type="float">
            <text:p>0,423972</text:p>
          </table:table-cell>
          <table:table-cell table:style-name="ce1" office:value-type="float" office:value="1409268975.4" calcext:value-type="float">
            <text:p>1409268975,4</text:p>
          </table:table-cell>
          <table:table-cell office:value-type="float" office:value="7.14" calcext:value-type="float">
            <text:p>7,14</text:p>
          </table:table-cell>
          <table:table-cell office:value-type="float" office:value="3145" calcext:value-type="float">
            <text:p>3145</text:p>
          </table:table-cell>
          <table:table-cell office:value-type="float" office:value="11.3464" calcext:value-type="float">
            <text:p>11,3464</text:p>
          </table:table-cell>
          <table:table-cell table:style-name="ce1" office:value-type="float" office:value="8791517732.2" calcext:value-type="float">
            <text:p>8791517732,2</text:p>
          </table:table-cell>
          <table:table-cell office:value-type="float" office:value="0.314746" calcext:value-type="float">
            <text:p>0,314746</text:p>
          </table:table-cell>
          <table:table-cell office:value-type="float" office:value="605" calcext:value-type="float">
            <text:p>605</text:p>
          </table:table-cell>
          <table:table-cell office:value-type="float" office:value="0.531046" calcext:value-type="float">
            <text:p>0,531046</text:p>
          </table:table-cell>
          <table:table-cell table:style-name="ce1" office:value-type="float" office:value="1385792994" calcext:value-type="float">
            <text:p>1385792994</text:p>
          </table:table-cell>
          <table:table-cell office:value-type="float" office:value="2.14607" calcext:value-type="float">
            <text:p>2,14607</text:p>
          </table:table-cell>
          <table:table-cell office:value-type="float" office:value="1864" calcext:value-type="float">
            <text:p>1864</text:p>
          </table:table-cell>
          <table:table-cell office:value-type="float" office:value="5.53792" calcext:value-type="float">
            <text:p>5,53792</text:p>
          </table:table-cell>
          <table:table-cell table:style-name="ce1" office:value-type="float" office:value="2791309249.8" calcext:value-type="float">
            <text:p>2791309249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72241" calcext:value-type="float">
            <text:p>0,272241</text:p>
          </table:table-cell>
          <table:table-cell office:value-type="float" office:value="690" calcext:value-type="float">
            <text:p>690</text:p>
          </table:table-cell>
          <table:table-cell office:value-type="float" office:value="0.48952" calcext:value-type="float">
            <text:p>0,48952</text:p>
          </table:table-cell>
          <table:table-cell table:style-name="ce1" office:value-type="float" office:value="1394065342.6" calcext:value-type="float">
            <text:p>1394065342,6</text:p>
          </table:table-cell>
          <table:table-cell office:value-type="float" office:value="7.32895" calcext:value-type="float">
            <text:p>7,32895</text:p>
          </table:table-cell>
          <table:table-cell office:value-type="float" office:value="3441" calcext:value-type="float">
            <text:p>3441</text:p>
          </table:table-cell>
          <table:table-cell office:value-type="float" office:value="11.9312" calcext:value-type="float">
            <text:p>11,9312</text:p>
          </table:table-cell>
          <table:table-cell table:style-name="ce1" office:value-type="float" office:value="9422081839.8" calcext:value-type="float">
            <text:p>9422081839,8</text:p>
          </table:table-cell>
          <table:table-cell office:value-type="float" office:value="0.340116" calcext:value-type="float">
            <text:p>0,340116</text:p>
          </table:table-cell>
          <table:table-cell office:value-type="float" office:value="472" calcext:value-type="float">
            <text:p>472</text:p>
          </table:table-cell>
          <table:table-cell office:value-type="float" office:value="0.508866" calcext:value-type="float">
            <text:p>0,508866</text:p>
          </table:table-cell>
          <table:table-cell table:style-name="ce1" office:value-type="float" office:value="1447034455" calcext:value-type="float">
            <text:p>1447034455</text:p>
          </table:table-cell>
          <table:table-cell office:value-type="float" office:value="1.94386" calcext:value-type="float">
            <text:p>1,94386</text:p>
          </table:table-cell>
          <table:table-cell office:value-type="float" office:value="1955" calcext:value-type="float">
            <text:p>1955</text:p>
          </table:table-cell>
          <table:table-cell office:value-type="float" office:value="5.5013" calcext:value-type="float">
            <text:p>5,5013</text:p>
          </table:table-cell>
          <table:table-cell table:style-name="ce1" office:value-type="float" office:value="2772361506.2" calcext:value-type="float">
            <text:p>2772361506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40]+[.B41]+[.B42]+[.B43]+[.B44])/5" office:value-type="float" office:value="0.2554034" calcext:value-type="float">
            <text:p>0,2554034</text:p>
          </table:table-cell>
          <table:table-cell table:formula="of:=([.C40]+[.C41]+[.C42]+[.C43]+[.C44])/5" office:value-type="float" office:value="729.6" calcext:value-type="float">
            <text:p>729,6</text:p>
          </table:table-cell>
          <table:table-cell table:formula="of:=([.D40]+[.D41]+[.D42]+[.D43]+[.D44])/5" office:value-type="float" office:value="0.4851526" calcext:value-type="float">
            <text:p>0,4851526</text:p>
          </table:table-cell>
          <table:table-cell table:style-name="ce1" table:formula="of:=([.E40]+[.E41]+[.E42]+[.E43]+[.E44])/5000000000" office:value-type="float" office:value="1.39059066284" calcext:value-type="float">
            <text:p>1,39059066284</text:p>
          </table:table-cell>
          <table:table-cell table:formula="of:=([.F40]+[.F41]+[.F42]+[.F43]+[.F44])/5" office:value-type="float" office:value="7.143498" calcext:value-type="float">
            <text:p>7,143498</text:p>
          </table:table-cell>
          <table:table-cell table:formula="of:=([.G40]+[.G41]+[.G42]+[.G43]+[.G44])/5" office:value-type="float" office:value="3175.6" calcext:value-type="float">
            <text:p>3175,6</text:p>
          </table:table-cell>
          <table:table-cell table:formula="of:=([.H40]+[.H41]+[.H42]+[.H43]+[.H44])/5" office:value-type="float" office:value="11.3908" calcext:value-type="float">
            <text:p>11,3908</text:p>
          </table:table-cell>
          <table:table-cell table:style-name="ce1" table:formula="of:=([.I40]+[.I41]+[.I42]+[.I43]+[.I44])/5000000000" office:value-type="float" office:value="8.530917647" calcext:value-type="float">
            <text:p>8,530917647</text:p>
          </table:table-cell>
          <table:table-cell table:formula="of:=([.J40]+[.J41]+[.J42]+[.J43]+[.J44])/5" office:value-type="float" office:value="0.3293758" calcext:value-type="float">
            <text:p>0,3293758</text:p>
          </table:table-cell>
          <table:table-cell table:formula="of:=([.K40]+[.K41]+[.K42]+[.K43]+[.K44])/5" office:value-type="float" office:value="605.2" calcext:value-type="float">
            <text:p>605,2</text:p>
          </table:table-cell>
          <table:table-cell table:formula="of:=([.L40]+[.L41]+[.L42]+[.L43]+[.L44])/5" office:value-type="float" office:value="0.5457472" calcext:value-type="float">
            <text:p>0,5457472</text:p>
          </table:table-cell>
          <table:table-cell table:style-name="ce1" table:formula="of:=([.M40]+[.M41]+[.M42]+[.M43]+[.M44])/5000000000" office:value-type="float" office:value="1.3947938072" calcext:value-type="float">
            <text:p>1,3947938072</text:p>
          </table:table-cell>
          <table:table-cell table:formula="of:=([.N40]+[.N41]+[.N42]+[.N43]+[.N44])/5" office:value-type="float" office:value="2.212782" calcext:value-type="float">
            <text:p>2,212782</text:p>
          </table:table-cell>
          <table:table-cell table:formula="of:=([.O40]+[.O41]+[.O42]+[.O43]+[.O44])/5" office:value-type="float" office:value="1683.6" calcext:value-type="float">
            <text:p>1683,6</text:p>
          </table:table-cell>
          <table:table-cell table:formula="of:=([.P40]+[.P41]+[.P42]+[.P43]+[.P44])/5" office:value-type="float" office:value="5.276366" calcext:value-type="float">
            <text:p>5,276366</text:p>
          </table:table-cell>
          <table:table-cell table:style-name="ce1" table:formula="of:=([.Q40]+[.Q41]+[.Q42]+[.Q43]+[.Q44])/5000000000" office:value-type="float" office:value="2.68677132052" calcext:value-type="float">
            <text:p>2,6867713205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CSO-P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3982729453" calcext:value-type="float">
            <text:p>3982729453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1979204415.6" calcext:value-type="float">
            <text:p>31979204415,6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236906327.8" calcext:value-type="float">
            <text:p>3236906327,8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6981915173.4" calcext:value-type="float">
            <text:p>6981915173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4217921149.2" calcext:value-type="float">
            <text:p>4217921149,2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6158263124" calcext:value-type="float">
            <text:p>36158263124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793283833.6" calcext:value-type="float">
            <text:p>3793283833,6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7042229996.4" calcext:value-type="float">
            <text:p>7042229996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847230784.8" calcext:value-type="float">
            <text:p>3847230784,8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1955961843" calcext:value-type="float">
            <text:p>31955961843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616723055" calcext:value-type="float">
            <text:p>4616723055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468551651.8" calcext:value-type="float">
            <text:p>6468551651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241695317.4" calcext:value-type="float">
            <text:p>5241695317,4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6508754058.8" calcext:value-type="float">
            <text:p>36508754058,8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812583865" calcext:value-type="float">
            <text:p>3812583865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623785606.6" calcext:value-type="float">
            <text:p>7623785606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186999" calcext:value-type="float">
            <text:p>0,186999</text:p>
          </table:table-cell>
          <table:table-cell office:value-type="float" office:value="466" calcext:value-type="float">
            <text:p>466</text:p>
          </table:table-cell>
          <table:table-cell office:value-type="float" office:value="0.333741" calcext:value-type="float">
            <text:p>0,333741</text:p>
          </table:table-cell>
          <table:table-cell table:style-name="ce1" office:value-type="float" office:value="2845431036.4" calcext:value-type="float">
            <text:p>2845431036,4</text:p>
          </table:table-cell>
          <table:table-cell office:value-type="float" office:value="6.62638" calcext:value-type="float">
            <text:p>6,62638</text:p>
          </table:table-cell>
          <table:table-cell office:value-type="float" office:value="2749" calcext:value-type="float">
            <text:p>2749</text:p>
          </table:table-cell>
          <table:table-cell office:value-type="float" office:value="10.3031" calcext:value-type="float">
            <text:p>10,3031</text:p>
          </table:table-cell>
          <table:table-cell table:style-name="ce1" office:value-type="float" office:value="33512582325.8" calcext:value-type="float">
            <text:p>33512582325,8</text:p>
          </table:table-cell>
          <table:table-cell office:value-type="float" office:value="0.229803" calcext:value-type="float">
            <text:p>0,229803</text:p>
          </table:table-cell>
          <table:table-cell office:value-type="float" office:value="349" calcext:value-type="float">
            <text:p>349</text:p>
          </table:table-cell>
          <table:table-cell office:value-type="float" office:value="0.354578" calcext:value-type="float">
            <text:p>0,354578</text:p>
          </table:table-cell>
          <table:table-cell table:style-name="ce1" office:value-type="float" office:value="4073894635" calcext:value-type="float">
            <text:p>4073894635</text:p>
          </table:table-cell>
          <table:table-cell office:value-type="float" office:value="2.21537" calcext:value-type="float">
            <text:p>2,21537</text:p>
          </table:table-cell>
          <table:table-cell office:value-type="float" office:value="880" calcext:value-type="float">
            <text:p>880</text:p>
          </table:table-cell>
          <table:table-cell office:value-type="float" office:value="3.81667" calcext:value-type="float">
            <text:p>3,81667</text:p>
          </table:table-cell>
          <table:table-cell table:style-name="ce1" office:value-type="float" office:value="9706129218.8" calcext:value-type="float">
            <text:p>9706129218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47]+[.B48]+[.B49]+[.B50]+[.B51])/5" office:value-type="float" office:value="0.1681822" calcext:value-type="float">
            <text:p>0,1681822</text:p>
          </table:table-cell>
          <table:table-cell table:style-name="ce9" table:formula="of:=([.C47]+[.C48]+[.C49]+[.C50]+[.C51])/5" office:value-type="float" office:value="434.2" calcext:value-type="float">
            <text:p>434,2</text:p>
          </table:table-cell>
          <table:table-cell table:style-name="ce9" table:formula="of:=([.D47]+[.D48]+[.D49]+[.D50]+[.D51])/5" office:value-type="float" office:value="0.3049106" calcext:value-type="float">
            <text:p>0,3049106</text:p>
          </table:table-cell>
          <table:table-cell table:style-name="ce2" table:formula="of:=([.E47]+[.E48]+[.E49]+[.E50]+[.E51])/5000000000" office:value-type="float" office:value="4.02700154816" calcext:value-type="float">
            <text:p>4,02700154816</text:p>
          </table:table-cell>
          <table:table-cell table:style-name="ce9" table:formula="of:=([.F47]+[.F48]+[.F49]+[.F50]+[.F51])/5" office:value-type="float" office:value="6.539426" calcext:value-type="float">
            <text:p>6,539426</text:p>
          </table:table-cell>
          <table:table-cell table:style-name="ce9" table:formula="of:=([.G47]+[.G48]+[.G49]+[.G50]+[.G51])/5" office:value-type="float" office:value="2916.4" calcext:value-type="float">
            <text:p>2916,4</text:p>
          </table:table-cell>
          <table:table-cell table:style-name="ce9" table:formula="of:=([.H47]+[.H48]+[.H49]+[.H50]+[.H51])/5" office:value-type="float" office:value="10.44006" calcext:value-type="float">
            <text:p>10,44006</text:p>
          </table:table-cell>
          <table:table-cell table:style-name="ce2" table:formula="of:=([.I47]+[.I48]+[.I49]+[.I50]+[.I51])/5000000000" office:value-type="float" office:value="34.02295315344" calcext:value-type="float">
            <text:p>34,02295315344</text:p>
          </table:table-cell>
          <table:table-cell table:style-name="ce9" table:formula="of:=([.J47]+[.J48]+[.J49]+[.J50]+[.J51])/5" office:value-type="float" office:value="0.253414" calcext:value-type="float">
            <text:p>0,253414</text:p>
          </table:table-cell>
          <table:table-cell table:style-name="ce9" table:formula="of:=([.K47]+[.K48]+[.K49]+[.K50]+[.K51])/5" office:value-type="float" office:value="405.8" calcext:value-type="float">
            <text:p>405,8</text:p>
          </table:table-cell>
          <table:table-cell table:style-name="ce9" table:formula="of:=([.L47]+[.L48]+[.L49]+[.L50]+[.L51])/5" office:value-type="float" office:value="0.3984956" calcext:value-type="float">
            <text:p>0,3984956</text:p>
          </table:table-cell>
          <table:table-cell table:style-name="ce2" table:formula="of:=([.M47]+[.M48]+[.M49]+[.M50]+[.M51])/5000000000" office:value-type="float" office:value="3.90667834328" calcext:value-type="float">
            <text:p>3,90667834328</text:p>
          </table:table-cell>
          <table:table-cell table:style-name="ce9" table:formula="of:=([.N47]+[.N48]+[.N49]+[.N50]+[.N51])/5" office:value-type="float" office:value="2.139424" calcext:value-type="float">
            <text:p>2,139424</text:p>
          </table:table-cell>
          <table:table-cell table:style-name="ce9" table:formula="of:=([.O47]+[.O48]+[.O49]+[.O50]+[.O51])/5" office:value-type="float" office:value="1105.2" calcext:value-type="float">
            <text:p>1105,2</text:p>
          </table:table-cell>
          <table:table-cell table:style-name="ce9" table:formula="of:=([.P47]+[.P48]+[.P49]+[.P50]+[.P51])/5" office:value-type="float" office:value="4.15051" calcext:value-type="float">
            <text:p>4,15051</text:p>
          </table:table-cell>
          <table:table-cell table:style-name="ce2" table:formula="of:=([.Q47]+[.Q48]+[.Q49]+[.Q50]+[.Q51])/5000000000" office:value-type="float" office:value="7.5645223294" calcext:value-type="float">
            <text:p>7,564522329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6">
          <table:table-cell table:number-columns-repeated="19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3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19"/>
          <table:table-cell table:style-name="ce20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number-columns-repeated="19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21"/>
          <table:table-cell table:number-columns-repeated="18"/>
          <table:table-cell table:style-name="ce6" table:number-columns-repeated="2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number-columns-repeated="19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6">
          <table:table-cell/>
          <table:table-cell table:style-name="ce25" table:number-columns-repeated="3"/>
          <table:table-cell table:style-name="ce28"/>
          <table:table-cell table:number-columns-repeated="14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3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 table:number-columns-repeated="5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-group>
          <table:table-row table:style-name="ro1">
            <table:table-cell table:style-name="ce21"/>
            <table:table-cell table:number-columns-repeated="19"/>
            <table:table-cell table:style-name="ce6"/>
            <table:table-cell table:number-columns-repeated="2"/>
            <table:table-cell table:style-name="Default"/>
            <table:table-cell table:number-columns-repeated="14"/>
          </table:table-row>
        </table:table-row-group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 table:style-name="ro1">
          <table:table-cell table:number-columns-repeated="20"/>
          <table:table-cell table:style-name="ce6"/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5"/>
        </table:table-row>
        <table:table-row table:style-name="ro1">
          <table:table-cell table:number-columns-repeated="20"/>
          <table:table-cell table:style-name="ce6"/>
          <table:table-cell table:number-columns-repeated="2"/>
          <table:table-cell table:style-name="Default"/>
          <table:table-cell table:number-columns-repeated="14"/>
        </table:table-row>
        <table:table-row table:style-name="ro1" table:number-rows-repeated="25">
          <table:table-cell table:number-columns-repeated="23"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25:13.7729969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2T11:39:03.678772434</dc:date>
    <meta:editing-duration>PT3H25M17S</meta:editing-duration>
    <meta:editing-cycles>10</meta:editing-cycles>
    <meta:generator>LibreOffice/6.0.7.3$Linux_X86_64 LibreOffice_project/00m0$Build-3</meta:generator>
    <meta:document-statistic meta:table-count="1" meta:cell-count="6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Comparación de Valor Agregado</text:p>
        </chart:title>
        <chart:subtitle svg:x="4.927cm" svg:y="1.275cm" chart:style-name="ch3">
          <text:p>Algoritmos genéticos estacionarios</text:p>
        </chart:subtitle>
        <chart:legend chart:legend-position="end" svg:x="13.472cm" svg:y="3.454cm" style:legend-expansion="high" chart:style-name="ch4"/>
        <chart:plot-area chart:style-name="ch5" table:cell-range-address="Hoja1.T80:Hoja1.T81 Hoja1.U80:Hoja1.U82 Hoja1.V79:Hoja1.X81" chart:data-source-has-labels="both" svg:x="0.32cm" svg:y="2.138cm" svg:width="12.83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1cm" svg:y="2.138cm" svg:width="11.851cm" svg:height="6.4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T80:Hoja1.T8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U81:Hoja1.U82" chart:label-cell-address="Hoja1.U80:Hoja1.U80" chart:class="chart:bar">
            <chart:data-point chart:repeated="2"/>
          </chart:series>
          <chart:series chart:style-name="ch10" chart:values-cell-range-address="Hoja1.V80:Hoja1.V81" chart:label-cell-address="Hoja1.V79:Hoja1.V79" chart:class="chart:bar">
            <chart:data-point chart:repeated="2"/>
          </chart:series>
          <chart:series chart:style-name="ch11" chart:values-cell-range-address="Hoja1.W80:Hoja1.W81" chart:label-cell-address="Hoja1.W79:Hoja1.W79" chart:class="chart:bar">
            <chart:data-point chart:repeated="2"/>
          </chart:series>
          <chart:series chart:style-name="ch12" chart:values-cell-range-address="Hoja1.X80:Hoja1.X81" chart:label-cell-address="Hoja1.X79:Hoja1.X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U80:Hoja1.U80</svg:desc>
                </draw:g>
              </table:table-cell>
              <table:table-cell office:value-type="string">
                <text:p/>
                <draw:g>
                  <svg:desc>Hoja1.V79:Hoja1.V79</svg:desc>
                </draw:g>
              </table:table-cell>
              <table:table-cell office:value-type="string">
                <text:p/>
                <draw:g>
                  <svg:desc>Hoja1.W79:Hoja1.W79</svg:desc>
                </draw:g>
              </table:table-cell>
              <table:table-cell office:value-type="string">
                <text:p/>
                <draw:g>
                  <svg:desc>Hoja1.X79:Hoja1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T80:Hoja1.T81</svg:desc>
                </draw:g>
              </table:table-cell>
              <table:table-cell office:value-type="float" office:value="NaN">
                <text:p>NaN</text:p>
                <draw:g>
                  <svg:desc>Hoja1.U81:Hoja1.U82</svg:desc>
                </draw:g>
              </table:table-cell>
              <table:table-cell office:value-type="float" office:value="NaN">
                <text:p>NaN</text:p>
                <draw:g>
                  <svg:desc>Hoja1.V80:Hoja1.V81</svg:desc>
                </draw:g>
              </table:table-cell>
              <table:table-cell office:value-type="float" office:value="NaN">
                <text:p>NaN</text:p>
                <draw:g>
                  <svg:desc>Hoja1.W80:Hoja1.W81</svg:desc>
                </draw:g>
              </table:table-cell>
              <table:table-cell office:value-type="float" office:value="NaN">
                <text:p>NaN</text:p>
                <draw:g>
                  <svg:desc>Hoja1.X80:Hoja1.X8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